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018" officeooo:paragraph-rsid="00079018"/>
    </style:style>
    <style:style style:name="P2" style:family="paragraph" style:parent-style-name="Standard">
      <style:text-properties officeooo:rsid="0007bdd3" officeooo:paragraph-rsid="0007bdd3"/>
    </style:style>
    <style:style style:name="P3" style:family="paragraph" style:parent-style-name="Standard">
      <style:text-properties officeooo:rsid="00094457" officeooo:paragraph-rsid="00094457"/>
    </style:style>
    <style:style style:name="P4" style:family="paragraph" style:parent-style-name="Standard">
      <style:text-properties officeooo:rsid="0009827c" officeooo:paragraph-rsid="0009827c"/>
    </style:style>
    <style:style style:name="P5" style:family="paragraph" style:parent-style-name="Standard">
      <style:text-properties officeooo:rsid="000b379e" officeooo:paragraph-rsid="000b379e"/>
    </style:style>
    <style:style style:name="P6" style:family="paragraph" style:parent-style-name="Standard">
      <style:text-properties officeooo:rsid="000f3f9f" officeooo:paragraph-rsid="000f3f9f"/>
    </style:style>
    <style:style style:name="P7" style:family="paragraph" style:parent-style-name="Standard">
      <style:text-properties officeooo:rsid="000f47e9" officeooo:paragraph-rsid="000f47e9"/>
    </style:style>
    <style:style style:name="P8" style:family="paragraph" style:parent-style-name="Standard">
      <style:text-properties officeooo:rsid="0010eb7e" officeooo:paragraph-rsid="0010eb7e"/>
    </style:style>
    <style:style style:name="P9" style:family="paragraph" style:parent-style-name="Standard">
      <style:text-properties officeooo:rsid="00111d55" officeooo:paragraph-rsid="00111d55"/>
    </style:style>
    <style:style style:name="T1" style:family="text">
      <style:text-properties officeooo:rsid="00094457"/>
    </style:style>
    <style:style style:name="T2" style:family="text">
      <style:text-properties officeooo:rsid="0009827c"/>
    </style:style>
    <style:style style:name="T3" style:family="text">
      <style:text-properties officeooo:rsid="000e6462"/>
    </style:style>
    <style:style style:name="T4" style:family="text">
      <style:text-properties officeooo:rsid="000f47e9"/>
    </style:style>
    <style:style style:name="T5" style:family="text">
      <style:text-properties officeooo:rsid="0010eb7e"/>
    </style:style>
    <style:style style:name="T6" style:family="text">
      <style:text-properties officeooo:rsid="00111d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pg. 2</text:p>
      <text:p text:style-name="P1">1. pwd er et program som viser hvilken mappe man befinner seg i’:</text:p>
      <text:p text:style-name="P2">2. kommandoen -P er assumed og blir kjørt dersom man ikke oppgir noe kommando. Den sørger for at man ikke printer noen symbolske linker og at det fulle navnet på lenken blir skrevet ut.</text:p>
      <text:p text:style-name="P2">3. info ls</text:p>
      <text:p text:style-name="P2">4.</text:p>
      <text:p text:style-name="P2">arch (1) <text:s text:c="12"/>- print machine hardware name (same as uname -m)</text:p>
      <text:p text:style-name="P2">ethtool (8) <text:s text:c="9"/>- query or control network driver and hardware settings</text:p>
      <text:p text:style-name="P2">hwclock (8) <text:s text:c="9"/>- read or set the hardware clock (RTC)</text:p>
      <text:p text:style-name="P2">hwdb (7) <text:s text:c="12"/>- Hardware Database</text:p>
      <text:p text:style-name="P2">irqbalance (1) <text:s text:c="6"/>- distribute hardware interrupts across processors on a ...</text:p>
      <text:p text:style-name="P2">lshw (1) <text:s text:c="12"/>- list hardware</text:p>
      <text:p text:style-name="P2">systemd-hwdb (8) <text:s text:c="4"/>- hardware database management tool</text:p>
      <text:p text:style-name="P2">tc-mqprio (8) <text:s text:c="7"/>- Multiqueue Priority Qdisc (Offloaded Hardware QOS)</text:p>
      <text:p text:style-name="P2">toshset (1) <text:s text:c="9"/>- manipulate bios and hardware settings of Toshiba laptops</text:p>
      <text:p text:style-name="P2">vbetool (1) <text:s text:c="9"/>- run real-mode video BIOS code to alter hardware state</text:p>
      <text:p text:style-name="P2">wdctl (8) <text:s text:c="11"/>- show hardware watchdog status</text:p>
      <text:p text:style-name="P2">5. <text:span text:style-name="T1">echo skriver ut en angitt streng til terminalen. Printf gjør omtrent det samme <text:s/>bare at man må angi formatet. Printf legger ikke til automatiske linjeshift osv som echo.</text:span></text:p>
      <text:p text:style-name="P3">6. echo -e "Kurset\theter\tDAT103"</text:p>
      <text:p text:style-name="P3"/>
      <text:p text:style-name="P3">Oppg. 3</text:p>
      <text:p text:style-name="P3">1. <text:span text:style-name="T2">mkdir diverse</text:span></text:p>
      <text:p text:style-name="P4">rmdir – først rm fil og så rmdir. Går egentlig med –irgnore-all-non men fungerer ikke på min bash</text:p>
      <text:p text:style-name="P4"/>
      <text:p text:style-name="P4">2. ../ovinger eller ~/DAT103/preben/ovinger</text:p>
      <text:p text:style-name="P4">3. <text:tab/>cd</text:p>
      <text:p text:style-name="P4"><text:tab/>cd ~</text:p>
      <text:p text:style-name="P4"><text:tab/>cd $HOME</text:p>
      <text:p text:style-name="P4">4. <text:tab/>tree printer et tre over mappe/filstrukturen under positionen man står I. ls -R lister også alle mapper og filer rekursivt.</text:p>
      <text:p text:style-name="P5"/>
      <text:p text:style-name="P5">Oppg. 4</text:p>
      <text:p text:style-name="P5">ls fil?.txt <text:tab/><text:tab/>- lister alle filer som begynner på “fil” og har et vilkårlig tegn etter det,</text:p>
      <text:p text:style-name="P5">ls -- *.txt<text:tab/><text:tab/>- lister alle .txt filer</text:p>
      <text:p text:style-name="P5">ls -- *.??<text:tab/><text:tab/>- lister alle filer med . og 2 siffer extention (altså ingen alle hat .txt)</text:p>
      <text:p text:style-name="P5">ls fil[a13,].txt<text:tab/><text:tab/>- lister alle filer <text:span text:style-name="T3">som starter med fil fulgt av a, 1, 3 el ,</text:span></text:p>
      <text:p text:style-name="P5">ls fil[a-z].txt<text:tab/><text:tab/>- <text:span text:style-name="T3">lister alle filer begynnende med fil fulgt av en bokstav fra a-z med .txt ende</text:span></text:p>
      <text:p text:style-name="P5">ls fil[^23].txt<text:tab/><text:tab/>- <text:span text:style-name="T3">lister alle filer som ikke har 2 eller 3 etter fil I navnet</text:span></text:p>
      <text:p text:style-name="P5">ls fil[0-12].txt<text:tab/><text:tab/>- <text:span text:style-name="T3">lister alle med fil fulgt av et tall mellom 0 og 12</text:span></text:p>
      <text:p text:style-name="P5">echo Hva skal du?<text:tab/>- <text:span text:style-name="T3">skriver ut navnet på alle filer som matcher du? Og Hva skal (siden ingen filer heter det.</text:span></text:p>
      <text:p text:style-name="P5"/>
      <text:p text:style-name="P6">Ls * <text:tab/><text:tab/><text:tab/>- lister <text:span text:style-name="T4">alle filer med den første vilkårlige optionen <text:s/>????</text:span></text:p>
      <text:p text:style-name="P6">ls -- *<text:tab/><text:tab/><text:tab/>- <text:span text:style-name="T4">Lister alle filer med første argument - - ????</text:span></text:p>
      <text:p text:style-name="P5"/>
      <text:p text:style-name="P7">Oppg. 5</text:p>
      <text:p text:style-name="P7">1. At UNIX kan skille mellom små og store bokstaver?</text:p>
      <text:p text:style-name="P7">2. greit å unngå da man <text:span text:style-name="T5">det blir vanskelig å referere til en fil med et slikt navn hvis flere filer har lignenende navn.</text:span></text:p>
      <text:p text:style-name="P8">3. oppretter og sletter med \ foran.</text:p>
      <text:p text:style-name="P8">4. <text:span text:style-name="T6">directory til home blir printet</text:span></text:p>
      <text:p text:style-name="P9"><text:soft-page-break/>5. text blir riktig printet</text:p>
      <text:p text:style-name="P9">6. filene blir listet som forel??pig.txt og ok???il.txt. Tegnene ø og | blir gjenkjent som hhv. To og tre karakterer. Må dermed slettes med to ?.</text:p>
      <text:p text:style-name="P9">7. de blir nå slettet grunnet at ?? er to vilkårlige tegn.</text:p>
      <text:p text:style-name="P9">8. bruker ‘ rundt filnavnet for å opprette og slette filen.</text:p>
      <text:p text:style-name="P9">9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24:58.801967797</meta:creation-date>
    <meta:editing-duration>P3DT3H11M24S</meta:editing-duration>
    <meta:editing-cycles>4</meta:editing-cycles>
    <meta:generator>LibreOffice/5.1.6.2$Linux_X86_64 LibreOffice_project/10m0$Build-2</meta:generator>
    <dc:date>2017-09-11T15:57:21.799083213</dc:date>
    <meta:document-statistic meta:table-count="0" meta:image-count="0" meta:object-count="0" meta:page-count="2" meta:paragraph-count="47" meta:word-count="500" meta:character-count="2804" meta:non-whitespace-character-count="2230"/>
  </office:meta>
</office:document-meta>
</file>